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0000001F4000000F960A80AEA37837F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08cm, 13.1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61cm" svg:height="4.701cm" svg:x="8.28cm" svg:y="11.999cm">
          <draw:image xlink:href="Pictures/10000200000001F4000000F960A80AEA37837F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2-07T18:54:39.346641650</dc:date>
    <meta:editing-duration>PT27M3S</meta:editing-duration>
    <meta:editing-cycles>1</meta:editing-cycles>
    <meta:document-statistic meta:object-count="1"/>
    <meta:generator>LibreOffice/5.2.7.2$Linux_ARM_EABI LibreOffice_project/20m0$Build-2</meta:generator>
  </office:meta>
</office:document-meta>
</file>